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b77" officeooo:paragraph-rsid="00123b77"/>
    </style:style>
    <style:style style:name="P2" style:family="paragraph" style:parent-style-name="Preformatted_20_Text">
      <style:text-properties officeooo:rsid="00123b77" officeooo:paragraph-rsid="001fffd1"/>
    </style:style>
    <style:style style:name="P3" style:family="paragraph" style:parent-style-name="Preformatted_20_Text">
      <style:text-properties officeooo:rsid="00123b77" officeooo:paragraph-rsid="002088ba"/>
    </style:style>
    <style:style style:name="P4" style:family="paragraph" style:parent-style-name="Preformatted_20_Text">
      <style:text-properties officeooo:rsid="00123b77" officeooo:paragraph-rsid="0027e13a"/>
    </style:style>
    <style:style style:name="P5" style:family="paragraph" style:parent-style-name="Preformatted_20_Text">
      <style:text-properties officeooo:rsid="00123b77" officeooo:paragraph-rsid="002adc3b"/>
    </style:style>
    <style:style style:name="P6" style:family="paragraph" style:parent-style-name="Preformatted_20_Text">
      <style:text-properties officeooo:rsid="00123b77" officeooo:paragraph-rsid="0050c198"/>
    </style:style>
    <style:style style:name="P7" style:family="paragraph" style:parent-style-name="Preformatted_20_Text">
      <style:text-properties officeooo:rsid="00123b77" officeooo:paragraph-rsid="006c20c6"/>
    </style:style>
    <style:style style:name="P8" style:family="paragraph" style:parent-style-name="Preformatted_20_Text">
      <style:text-properties fo:font-weight="bold" officeooo:rsid="00123b77" officeooo:paragraph-rsid="00123b77" style:font-weight-asian="bold" style:font-weight-complex="bold"/>
    </style:style>
    <style:style style:name="P9" style:family="paragraph" style:parent-style-name="Preformatted_20_Text">
      <style:text-properties fo:font-weight="bold" officeooo:rsid="00123b77" officeooo:paragraph-rsid="001fffd1" style:font-weight-asian="bold" style:font-weight-complex="bold"/>
    </style:style>
    <style:style style:name="P10" style:family="paragraph" style:parent-style-name="Preformatted_20_Text">
      <style:text-properties fo:font-weight="bold" officeooo:rsid="00123b77" officeooo:paragraph-rsid="002088ba" style:font-weight-asian="bold" style:font-weight-complex="bold"/>
    </style:style>
    <style:style style:name="P11" style:family="paragraph" style:parent-style-name="Preformatted_20_Text">
      <style:text-properties fo:font-weight="bold" officeooo:rsid="00123b77" officeooo:paragraph-rsid="006c20c6" style:font-weight-asian="bold" style:font-weight-complex="bold"/>
    </style:style>
    <style:style style:name="P12" style:family="paragraph" style:parent-style-name="Preformatted_20_Text">
      <style:text-properties fo:font-weight="bold" officeooo:rsid="00639553" officeooo:paragraph-rsid="00639553" style:font-weight-asian="bold" style:font-weight-complex="bold"/>
    </style:style>
    <style:style style:name="P13" style:family="paragraph" style:parent-style-name="Preformatted_20_Text">
      <style:text-properties fo:font-weight="bold" officeooo:rsid="00648c4f" officeooo:paragraph-rsid="00648c4f" style:font-weight-asian="bold" style:font-weight-complex="bold"/>
    </style:style>
    <style:style style:name="P14" style:family="paragraph" style:parent-style-name="Preformatted_20_Text">
      <style:text-properties fo:font-size="20pt" fo:font-weight="bold" officeooo:rsid="00123b77" officeooo:paragraph-rsid="00123b77" style:font-size-asian="20pt" style:font-weight-asian="bold" style:font-size-complex="20pt" style:font-weight-complex="bold"/>
    </style:style>
    <style:style style:name="P15" style:family="paragraph" style:parent-style-name="Preformatted_20_Text">
      <style:text-properties fo:font-size="15pt" fo:font-weight="bold" officeooo:rsid="00123b77" officeooo:paragraph-rsid="00123b77" style:font-size-asian="15pt" style:font-weight-asian="bold" style:font-size-complex="15pt" style:font-weight-complex="bold"/>
    </style:style>
    <style:style style:name="P16" style:family="paragraph" style:parent-style-name="Preformatted_20_Text">
      <style:text-properties officeooo:rsid="005cedb7" officeooo:paragraph-rsid="005e652e"/>
    </style:style>
    <style:style style:name="P17" style:family="paragraph" style:parent-style-name="Preformatted_20_Text">
      <style:text-properties officeooo:rsid="00688e83" officeooo:paragraph-rsid="00688e83"/>
    </style:style>
    <style:style style:name="P18" style:family="paragraph" style:parent-style-name="Preformatted_20_Text">
      <style:text-properties officeooo:rsid="00688e83" officeooo:paragraph-rsid="00123b77"/>
    </style:style>
    <style:style style:name="P19" style:family="paragraph" style:parent-style-name="Preformatted_20_Text">
      <style:text-properties officeooo:rsid="006952d9" officeooo:paragraph-rsid="006952d9"/>
    </style:style>
    <style:style style:name="P20" style:family="paragraph" style:parent-style-name="Preformatted_20_Text">
      <style:text-properties officeooo:rsid="007180f7" officeooo:paragraph-rsid="007180f7"/>
    </style:style>
    <style:style style:name="P21" style:family="paragraph" style:parent-style-name="Preformatted_20_Text">
      <style:text-properties officeooo:rsid="0074c9cb" officeooo:paragraph-rsid="0074c9cb"/>
    </style:style>
    <style:style style:name="P22" style:family="paragraph" style:parent-style-name="Preformatted_20_Text">
      <style:text-properties officeooo:rsid="00757abd" officeooo:paragraph-rsid="00757abd"/>
    </style:style>
    <style:style style:name="P23" style:family="paragraph" style:parent-style-name="Preformatted_20_Text" style:list-style-name="L1">
      <style:text-properties officeooo:rsid="0074fb90" officeooo:paragraph-rsid="0074fb90"/>
    </style:style>
    <style:style style:name="P24" style:family="paragraph" style:parent-style-name="Preformatted_20_Text" style:list-style-name="L1">
      <style:text-properties officeooo:rsid="0074fb90" officeooo:paragraph-rsid="00772b78"/>
    </style:style>
    <style:style style:name="P25" style:family="paragraph" style:parent-style-name="Preformatted_20_Text" style:list-style-name="L1">
      <style:text-properties officeooo:rsid="00772b78" officeooo:paragraph-rsid="00772b78"/>
    </style:style>
    <style:style style:name="P26" style:family="paragraph" style:parent-style-name="Preformatted_20_Text" style:list-style-name="L1">
      <style:text-properties officeooo:rsid="00779548" officeooo:paragraph-rsid="00779548"/>
    </style:style>
    <style:style style:name="P27" style:family="paragraph" style:parent-style-name="Preformatted_20_Text">
      <style:text-properties officeooo:rsid="00123b77" officeooo:paragraph-rsid="00123b77"/>
    </style:style>
    <style:style style:name="P28" style:family="paragraph" style:parent-style-name="Preformatted_20_Text">
      <style:text-properties officeooo:rsid="00123b77" officeooo:paragraph-rsid="0089bb60"/>
    </style:style>
    <style:style style:name="P29" style:family="paragraph" style:parent-style-name="Preformatted_20_Text">
      <style:text-properties fo:font-weight="bold" officeooo:rsid="00123b77" officeooo:paragraph-rsid="00123b77" style:font-weight-asian="bold" style:font-weight-complex="bold"/>
    </style:style>
    <style:style style:name="T1" style:family="text">
      <style:text-properties officeooo:rsid="001cd2d2"/>
    </style:style>
    <style:style style:name="T2" style:family="text">
      <style:text-properties officeooo:rsid="001e7b71"/>
    </style:style>
    <style:style style:name="T3" style:family="text">
      <style:text-properties officeooo:rsid="001fffd1"/>
    </style:style>
    <style:style style:name="T4" style:family="text">
      <style:text-properties officeooo:rsid="002088ba"/>
    </style:style>
    <style:style style:name="T5" style:family="text">
      <style:text-properties officeooo:rsid="00220c15"/>
    </style:style>
    <style:style style:name="T6" style:family="text">
      <style:text-properties officeooo:rsid="0027e13a"/>
    </style:style>
    <style:style style:name="T7" style:family="text">
      <style:text-properties officeooo:rsid="00280555"/>
    </style:style>
    <style:style style:name="T8" style:family="text">
      <style:text-properties officeooo:rsid="0029fd22"/>
    </style:style>
    <style:style style:name="T9" style:family="text">
      <style:text-properties officeooo:rsid="002c7a3e"/>
    </style:style>
    <style:style style:name="T10" style:family="text">
      <style:text-properties officeooo:rsid="002e3811"/>
    </style:style>
    <style:style style:name="T11" style:family="text">
      <style:text-properties officeooo:rsid="002f8ab6"/>
    </style:style>
    <style:style style:name="T12" style:family="text">
      <style:text-properties officeooo:rsid="00308e82"/>
    </style:style>
    <style:style style:name="T13" style:family="text">
      <style:text-properties officeooo:rsid="00326fc9"/>
    </style:style>
    <style:style style:name="T14" style:family="text">
      <style:text-properties officeooo:rsid="0033f0d4"/>
    </style:style>
    <style:style style:name="T15" style:family="text">
      <style:text-properties officeooo:rsid="003728d6"/>
    </style:style>
    <style:style style:name="T16" style:family="text">
      <style:text-properties officeooo:rsid="003a92cf"/>
    </style:style>
    <style:style style:name="T17" style:family="text">
      <style:text-properties officeooo:rsid="003b6ee9"/>
    </style:style>
    <style:style style:name="T18" style:family="text">
      <style:text-properties officeooo:rsid="003b8c78"/>
    </style:style>
    <style:style style:name="T19" style:family="text">
      <style:text-properties officeooo:rsid="003d3116"/>
    </style:style>
    <style:style style:name="T20" style:family="text">
      <style:text-properties officeooo:rsid="003ee807"/>
    </style:style>
    <style:style style:name="T21" style:family="text">
      <style:text-properties officeooo:rsid="00404e28"/>
    </style:style>
    <style:style style:name="T22" style:family="text">
      <style:text-properties officeooo:rsid="0041fc15"/>
    </style:style>
    <style:style style:name="T23" style:family="text">
      <style:text-properties officeooo:rsid="00439b20"/>
    </style:style>
    <style:style style:name="T24" style:family="text">
      <style:text-properties officeooo:rsid="00454732"/>
    </style:style>
    <style:style style:name="T25" style:family="text">
      <style:text-properties officeooo:rsid="0045c2fb"/>
    </style:style>
    <style:style style:name="T26" style:family="text">
      <style:text-properties officeooo:rsid="00460482"/>
    </style:style>
    <style:style style:name="T27" style:family="text">
      <style:text-properties officeooo:rsid="00475457"/>
    </style:style>
    <style:style style:name="T28" style:family="text">
      <style:text-properties officeooo:rsid="0047d48d"/>
    </style:style>
    <style:style style:name="T29" style:family="text">
      <style:text-properties officeooo:rsid="00497d8f"/>
    </style:style>
    <style:style style:name="T30" style:family="text">
      <style:text-properties officeooo:rsid="004aca13"/>
    </style:style>
    <style:style style:name="T31" style:family="text">
      <style:text-properties officeooo:rsid="004bfa36"/>
    </style:style>
    <style:style style:name="T32" style:family="text">
      <style:text-properties officeooo:rsid="004d174b"/>
    </style:style>
    <style:style style:name="T33" style:family="text">
      <style:text-properties officeooo:rsid="00525b54"/>
    </style:style>
    <style:style style:name="T34" style:family="text">
      <style:text-properties officeooo:rsid="0052f2d1"/>
    </style:style>
    <style:style style:name="T35" style:family="text">
      <style:text-properties officeooo:rsid="005cedb7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65b1d0" style:font-weight-asian="bold" style:font-weight-complex="bold"/>
    </style:style>
    <style:style style:name="T38" style:family="text">
      <style:text-properties officeooo:rsid="0064bc63"/>
    </style:style>
    <style:style style:name="T39" style:family="text">
      <style:text-properties officeooo:rsid="00674e8c"/>
    </style:style>
    <style:style style:name="T40" style:family="text">
      <style:text-properties officeooo:rsid="0069be39"/>
    </style:style>
    <style:style style:name="T41" style:family="text">
      <style:text-properties officeooo:rsid="006c20c6"/>
    </style:style>
    <style:style style:name="T42" style:family="text">
      <style:text-properties officeooo:rsid="006df0bb"/>
    </style:style>
    <style:style style:name="T43" style:family="text">
      <style:text-properties officeooo:rsid="006ef255"/>
    </style:style>
    <style:style style:name="T44" style:family="text">
      <style:text-properties officeooo:rsid="007b3503"/>
    </style:style>
    <style:style style:name="T45" style:family="text">
      <style:text-properties officeooo:rsid="007ec383"/>
    </style:style>
    <style:style style:name="T46" style:family="text">
      <style:text-properties officeooo:rsid="0080a492"/>
    </style:style>
    <style:style style:name="T47" style:family="text">
      <style:text-properties officeooo:rsid="00816623"/>
    </style:style>
    <style:style style:name="T48" style:family="text">
      <style:text-properties officeooo:rsid="00824db1"/>
    </style:style>
    <style:style style:name="T49" style:family="text">
      <style:text-properties officeooo:rsid="0082f4ad"/>
    </style:style>
    <style:style style:name="T50" style:family="text">
      <style:text-properties officeooo:rsid="0083042a"/>
    </style:style>
    <style:style style:name="T51" style:family="text">
      <style:text-properties officeooo:rsid="0089bb60"/>
    </style:style>
    <style:style style:name="T52" style:family="text">
      <style:text-properties officeooo:rsid="008ab985"/>
    </style:style>
    <style:style style:name="T53" style:family="text">
      <style:text-properties officeooo:rsid="008d3b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3. Specific Requirements</text:p>
      <text:p text:style-name="P1"/>
      <text:p text:style-name="P16">Section 3 will cover <text:span text:style-name="T39">interface,</text:span> functional, and quality requirements.</text:p>
      <text:p text:style-name="P1"/>
      <text:p text:style-name="P15">3.1 External <text:span text:style-name="T35">I</text:span>nterface Requirements</text:p>
      <text:p text:style-name="P1"/>
      <text:p text:style-name="P12">3.1.1 User Interfaces</text:p>
      <text:p text:style-name="P1"/>
      <text:p text:style-name="P21">The UI for the main menu will consist of buttons names in the coming up list:</text:p>
      <text:list xml:id="list8508781076206237966" text:style-name="L1">
        <text:list-item>
          <text:p text:style-name="P23">Play – <text:span text:style-name="T44">To start a new game</text:span></text:p>
        </text:list-item>
        <text:list-item>
          <text:p text:style-name="P23">Load – <text:span text:style-name="T45">To load an old game</text:span></text:p>
        </text:list-item>
        <text:list-item>
          <text:p text:style-name="P23">Exit – <text:span text:style-name="T46">To exit the program</text:span></text:p>
        </text:list-item>
      </text:list>
      <text:p text:style-name="P22">The pause menu will consist of:</text:p>
      <text:list xml:id="list134837405628471" text:continue-numbering="true" text:style-name="L1">
        <text:list-item>
          <text:p text:style-name="P25">Save – <text:span text:style-name="T47">Save the current status of the game</text:span></text:p>
        </text:list-item>
        <text:list-item>
          <text:p text:style-name="P24">Load – <text:span text:style-name="T48">To load an old game</text:span></text:p>
        </text:list-item>
        <text:list-item>
          <text:p text:style-name="P26">Quit Game – <text:span text:style-name="T49">Quit to the menu</text:span></text:p>
        </text:list-item>
        <text:list-item>
          <text:p text:style-name="P24">Exit – <text:span text:style-name="T50">Quit the program</text:span></text:p>
        </text:list-item>
      </text:list>
      <text:p text:style-name="P20"/>
      <text:p text:style-name="P13">3.1.2 <text:span text:style-name="T38">Hardware Interfaces</text:span></text:p>
      <text:p text:style-name="P1"/>
      <text:p text:style-name="P17">No <text:span text:style-name="T40">specific </text:span>hardware <text:span text:style-name="T40">is</text:span> require<text:span text:style-name="T40">d, outside a desktop pc to play on.</text:span></text:p>
      <text:p text:style-name="P1"/>
      <text:p text:style-name="P8">3.1.3 <text:span text:style-name="T38">Software Interfaces</text:span></text:p>
      <text:p text:style-name="P1"/>
      <text:p text:style-name="P19">No other apps are required to run the game, so there is no communication with other software</text:p>
      <text:p text:style-name="P1"/>
      <text:p text:style-name="P1"><text:span text:style-name="T36">3.1.4 </text:span><text:span text:style-name="T37">Communication Interfaces</text:span></text:p>
      <text:p text:style-name="P18"/>
      <text:p text:style-name="P17">There is no communication to an external server. Everything is handled within the game</text:p>
      <text:p text:style-name="P1"/>
      <text:p text:style-name="P15">3.2 Functional Requirements</text:p>
      <text:p text:style-name="P1"/>
      <text:p text:style-name="P8">ID: FR1</text:p>
      <text:p text:style-name="P1">TITLE: <text:span text:style-name="T1">Start New Game</text:span></text:p>
      <text:p text:style-name="P1">DESC: <text:span text:style-name="T23">The user will start a new game so they can play it.</text:span></text:p>
      <text:p text:style-name="P1">RAT: <text:span text:style-name="T11">To start the game</text:span></text:p>
      <text:p text:style-name="P1">DEP: <text:span text:style-name="T11">None</text:span></text:p>
      <text:p text:style-name="P1"/>
      <text:p text:style-name="P8">ID: FR2</text:p>
      <text:p text:style-name="P1">TITLE: <text:span text:style-name="T2">Save Game</text:span></text:p>
      <text:p text:style-name="P1">DESC: <text:span text:style-name="T24">The user will save the game so they can come back later and play it.</text:span></text:p>
      <text:p text:style-name="P1">RAT: <text:span text:style-name="T11">To save the game so it can be played later</text:span></text:p>
      <text:p text:style-name="P1">DEP: <text:span text:style-name="T6">FR1</text:span></text:p>
      <text:p text:style-name="P1"/>
      <text:p text:style-name="P8">ID: FR3</text:p>
      <text:p text:style-name="P1">TITLE: <text:span text:style-name="T2">Load Game</text:span></text:p>
      <text:p text:style-name="P1">DESC: <text:span text:style-name="T25">The user will be able to load the game they saved earlier.</text:span></text:p>
      <text:p text:style-name="P1">RAT: <text:span text:style-name="T12">To load the game that was saved</text:span></text:p>
      <text:p text:style-name="P4">DEP: <text:span text:style-name="T6">FR2</text:span></text:p>
      <text:p text:style-name="P1"/>
      <text:p text:style-name="P8"/>
      <text:p text:style-name="P8"/>
      <text:p text:style-name="P8"/>
      <text:p text:style-name="P8"/>
      <text:p text:style-name="P1"/>
      <text:p text:style-name="P8"><text:soft-page-break/>ID: FR<text:span text:style-name="T52">4</text:span></text:p>
      <text:p text:style-name="P2">TITLE: <text:span text:style-name="T3">Select Race</text:span></text:p>
      <text:p text:style-name="P1">DESC: <text:span text:style-name="T27">The player will choose between a human or fantasy races, such as an elf, that <text:s/>they want to play as. This will affect their stats, which means they might play better as a different class.</text:span></text:p>
      <text:p text:style-name="P1">RAT: <text:span text:style-name="T14">The race of the character from FR4</text:span></text:p>
      <text:p text:style-name="P1">DEP: <text:span text:style-name="T7">FR1</text:span></text:p>
      <text:p text:style-name="P1"/>
      <text:p text:style-name="P8">ID: FR<text:span text:style-name="T52">5</text:span></text:p>
      <text:p text:style-name="P2">TITLE: <text:span text:style-name="T3">Select Class</text:span></text:p>
      <text:p text:style-name="P1">DESC: <text:span text:style-name="T28">The class will determine what kind of weapons the character uses, and their defense and attack bonuses.</text:span></text:p>
      <text:p text:style-name="P1">RAT: <text:span text:style-name="T14">The class of the character from FR4</text:span></text:p>
      <text:p text:style-name="P1">DEP: <text:span text:style-name="T7">FR1</text:span></text:p>
      <text:p text:style-name="P1"/>
      <text:p text:style-name="P9">ID: FR<text:span text:style-name="T52">6</text:span></text:p>
      <text:p text:style-name="P2">TITLE: <text:span text:style-name="T3">Move character</text:span></text:p>
      <text:p text:style-name="P2">DESC: <text:span text:style-name="T29">The user will move their character around a maze and get random encounters</text:span></text:p>
      <text:p text:style-name="P2">RAT: <text:span text:style-name="T15">To move the character around a maze</text:span></text:p>
      <text:p text:style-name="P2">DEP: <text:span text:style-name="T8">FR3</text:span></text:p>
      <text:p text:style-name="P2"/>
      <text:p text:style-name="P10">ID: FR<text:span text:style-name="T53">7</text:span></text:p>
      <text:p text:style-name="P3">TITLE: <text:span text:style-name="T4">Fight enemies</text:span></text:p>
      <text:p text:style-name="P3">DESC: <text:span text:style-name="T30">The user will randomly encounter enemies that they will then fight.</text:span></text:p>
      <text:p text:style-name="P3">RAT: <text:span text:style-name="T16">Fight enemies that will appear in the maze</text:span></text:p>
      <text:p text:style-name="P3">DEP: <text:span text:style-name="T8">FR6</text:span></text:p>
      <text:p text:style-name="P3"/>
      <text:p text:style-name="P10">ID: FR<text:span text:style-name="T52">8</text:span></text:p>
      <text:p text:style-name="P3">TITLE: <text:span text:style-name="T3">Access Inventory</text:span></text:p>
      <text:p text:style-name="P3">DESC: <text:span text:style-name="T31">The user will be able to access their inventory which contains all their loot</text:span></text:p>
      <text:p text:style-name="P3">RAT: <text:span text:style-name="T17">Access items that the player will obtain</text:span></text:p>
      <text:p text:style-name="P5">DEP: <text:span text:style-name="T9">FR3</text:span></text:p>
      <text:p text:style-name="P1"/>
      <text:p text:style-name="P8">ID: FR<text:span text:style-name="T52">9</text:span></text:p>
      <text:p text:style-name="P1">TITLE: <text:span text:style-name="T3">Pick up loot</text:span></text:p>
      <text:p text:style-name="P1">DESC: <text:span text:style-name="T31">After a battle, enemies will drop loot that the user can pickup.</text:span></text:p>
      <text:p text:style-name="P1">RAT: <text:span text:style-name="T18">To pick up the items that will be stored in the inventory</text:span></text:p>
      <text:p text:style-name="P1">DEP: <text:span text:style-name="T10">FR7</text:span></text:p>
      <text:p text:style-name="P1"/>
      <text:p text:style-name="P8">ID: FR<text:span text:style-name="T5">10</text:span></text:p>
      <text:p text:style-name="P1">TITLE: <text:span text:style-name="T3">Change Armor</text:span></text:p>
      <text:p text:style-name="P1">DESC: <text:span text:style-name="T32">The user will change their current armor with armor that they picked up from loot. By doing this, they will become stronger.</text:span></text:p>
      <text:p text:style-name="P1">RAT: <text:span text:style-name="T19">To equip better for making fights easier</text:span></text:p>
      <text:p text:style-name="P1">DEP: <text:span text:style-name="T10">FR8</text:span></text:p>
      <text:p text:style-name="P1"/>
      <text:p text:style-name="P8">ID: FR1<text:span text:style-name="T52">1</text:span></text:p>
      <text:p text:style-name="P1">TITLE: <text:span text:style-name="T3">Change Weapon</text:span></text:p>
      <text:p text:style-name="P6">DESC: <text:span text:style-name="T32">The user will change their current weapon with a new weapon that they picked up from loot.</text:span></text:p>
      <text:p text:style-name="P1">RAT: <text:span text:style-name="T20">To change weapons to make killing enemies easier</text:span></text:p>
      <text:p text:style-name="P1">DEP: <text:span text:style-name="T10">FR8</text:span></text:p>
      <text:p text:style-name="P8"/>
      <text:p text:style-name="P8">ID: FR1<text:span text:style-name="T53">2</text:span></text:p>
      <text:p text:style-name="P1">TITLE: <text:span text:style-name="T5">Use <text:tab/>Item</text:span></text:p>
      <text:p text:style-name="P1">DESC: <text:span text:style-name="T34">The user will use items, that they picked up, for various reasons, including one time use weapons that can be used in battle or healing self.</text:span></text:p>
      <text:p text:style-name="P1">RAT: <text:span text:style-name="T22">To help the player in certain situations</text:span></text:p>
      <text:p text:style-name="P1">DEP: <text:span text:style-name="T10">FR8</text:span></text:p>
      <text:p text:style-name="P1"><text:soft-page-break/></text:p>
      <text:p text:style-name="P15">3.3 Performance Requirements</text:p>
      <text:p text:style-name="P8"/>
      <text:p text:style-name="P11">ID: <text:span text:style-name="T41">QR1</text:span></text:p>
      <text:p text:style-name="P7">TITLE: <text:span text:style-name="T42">Run smoothly</text:span></text:p>
      <text:p text:style-name="P7">DESC: </text:p>
      <text:p text:style-name="P7">RAT: <text:span text:style-name="T42">The game needs to run smoothly</text:span></text:p>
      <text:p text:style-name="P7">DEP: <text:span text:style-name="T43">none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0-26T13:47:34.314698525</dc:date>
    <meta:editing-duration>P2DT3H3M8S</meta:editing-duration>
    <meta:editing-cycles>106</meta:editing-cycles>
    <meta:document-statistic meta:table-count="0" meta:image-count="0" meta:object-count="0" meta:page-count="3" meta:paragraph-count="86" meta:word-count="569" meta:character-count="3025" meta:non-whitespace-character-count="2539"/>
  </office:meta>
</office:document-meta>
</file>